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5in" fo:margin-left="-0.0785in" fo:margin-top="0in" fo:margin-bottom="0in" table:align="left" style:writing-mode="lr-tb"/>
    </style:style>
    <style:style style:name="Table1.A" style:family="table-column">
      <style:table-column-properties style:column-width="1.3868in"/>
    </style:style>
    <style:style style:name="Table1.B" style:family="table-column">
      <style:table-column-properties style:column-width="5.2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style:border-line-width="0.0069in 0.0069in 0.0069in" fo:padding-left="0.0785in" fo:padding-right="0.075in" fo:padding-top="0in" fo:padding-bottom="0in" fo:border="1.5pt double #00000a">
        <style:background-image/>
      </style:table-cell-properties>
    </style:style>
    <style:style style:name="Table1.A2" style:family="table-cell">
      <style:table-cell-properties style:border-line-width="0.0069in 0.0069in 0.0069in" fo:padding-left="0.0785in" fo:padding-right="0.075in" fo:padding-top="0in" fo:padding-bottom="0in" fo:border="1.5pt double #00000a"/>
    </style:style>
    <style:style style:name="Table1.B2" style:family="table-cell">
      <style:table-cell-properties style:border-line-width="0.0069in 0.0069in 0.0069in" fo:padding-left="0.0785in" fo:padding-right="0.075in" fo:padding-top="0in" fo:padding-bottom="0in" fo:border="1.5pt double #00000a"/>
    </style:style>
    <style:style style:name="Table1.A3" style:family="table-cell">
      <style:table-cell-properties fo:background-color="#f2f2f2" style:border-line-width-top="0.0069in 0.0069in 0.0069in" fo:padding-left="0.0785in" fo:padding-right="0.075in" fo:padding-top="0in" fo:padding-bottom="0in" fo:border-left="0.5pt solid #00000a" fo:border-right="0.5pt solid #00000a" fo:border-top="1.5pt double #00000a" fo:border-bottom="0.5pt solid #00000a">
        <style:background-image/>
      </style:table-cell-properties>
    </style:style>
    <style:style style:name="Table1.A4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0.5pt dashed #00000a"/>
    </style:style>
    <style:style style:name="Table1.B4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0.5pt dashed #00000a"/>
    </style:style>
    <style:style style:name="Table1.A5" style:family="table-cell">
      <style:table-cell-properties fo:background-color="#f2f2f2" fo:padding-left="0.0785in" fo:padding-right="0.075in" fo:padding-top="0in" fo:padding-bottom="0in" fo:border="0.5pt dashed #00000a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dashed #00000a"/>
    </style:style>
    <style:style style:name="Table1.B6" style:family="table-cell">
      <style:table-cell-properties fo:padding-left="0.0785in" fo:padding-right="0.075in" fo:padding-top="0in" fo:padding-bottom="0in" fo:border="0.5pt dashed #00000a"/>
    </style:style>
    <style:style style:name="Table2" style:family="table">
      <style:table-properties style:width="6.5in" fo:break-before="page" table:align="margins" style:shadow="none" style:writing-mode="lr-tb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background-color="#eeeeee" fo:padding="0.0382in" fo:border-left="none" fo:border-right="none" fo:border-top="none" fo:border-bottom="1pt solid #000000">
        <style:background-image/>
      </style:table-cell-properties>
    </style:style>
    <style:style style:name="Table2.B1" style:family="table-cell">
      <style:table-cell-properties fo:background-color="transparent" fo:padding="0.0382in" fo:border-left="none" fo:border-right="none" fo:border-top="none" fo:border-bottom="1pt solid #000000">
        <style:background-image/>
      </style:table-cell-properties>
    </style:style>
    <style:style style:name="Table2.A2" style:family="table-cell">
      <style:table-cell-properties fo:background-color="#eeeeee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8" style:family="table-cell">
      <style:table-cell-properties fo:padding="0.0382in" fo:border="none"/>
    </style:style>
    <style:style style:name="Table2.B8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padding="0.0382in" fo:border="none"/>
    </style:style>
    <style:style style:name="Table2.B12" style:family="table-cell">
      <style:table-cell-properties fo:padding="0.0382in" fo:border="none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3.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6.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2.1667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3.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7cf1" officeooo:paragraph-rsid="00047cf1"/>
    </style:style>
    <style:style style:name="P2" style:family="paragraph" style:parent-style-name="Standard">
      <style:text-properties officeooo:rsid="00047cf1" officeooo:paragraph-rsid="0005c4f1"/>
    </style:style>
    <style:style style:name="P3" style:family="paragraph" style:parent-style-name="Standard">
      <style:text-properties officeooo:rsid="00060868" officeooo:paragraph-rsid="00060868"/>
    </style:style>
    <style:style style:name="P4" style:family="paragraph" style:parent-style-name="Standard">
      <style:text-properties officeooo:rsid="00060868" officeooo:paragraph-rsid="00068808"/>
    </style:style>
    <style:style style:name="P5" style:family="paragraph" style:parent-style-name="Standard">
      <style:text-properties officeooo:rsid="00060868" officeooo:paragraph-rsid="0007a4a7"/>
    </style:style>
    <style:style style:name="P6" style:family="paragraph" style:parent-style-name="Standard">
      <style:text-properties fo:font-weight="bold" officeooo:rsid="00047cf1" officeooo:paragraph-rsid="00047cf1" style:font-weight-asian="bold" style:font-weight-complex="bold"/>
    </style:style>
    <style:style style:name="P7" style:family="paragraph" style:parent-style-name="Standard">
      <style:text-properties fo:font-weight="bold" officeooo:rsid="00060868" officeooo:paragraph-rsid="00060868" style:font-weight-asian="bold" style:font-weight-complex="bold"/>
    </style:style>
    <style:style style:name="P8" style:family="paragraph" style:parent-style-name="Standard">
      <style:text-properties officeooo:rsid="00068808" officeooo:paragraph-rsid="00068808"/>
    </style:style>
    <style:style style:name="P9" style:family="paragraph" style:parent-style-name="Standard">
      <style:text-properties officeooo:rsid="0007a4a7" officeooo:paragraph-rsid="0007a4a7"/>
    </style:style>
    <style:style style:name="P10" style:family="paragraph" style:parent-style-name="Standard">
      <style:text-properties officeooo:rsid="0007a4a7" officeooo:paragraph-rsid="000eab35"/>
    </style:style>
    <style:style style:name="P11" style:family="paragraph" style:parent-style-name="Standard">
      <style:text-properties fo:font-style="italic" officeooo:rsid="0007a4a7" officeooo:paragraph-rsid="0007a4a7" style:font-style-asian="italic" style:font-style-complex="italic"/>
    </style:style>
    <style:style style:name="P12" style:family="paragraph" style:parent-style-name="Standard">
      <style:text-properties fo:font-style="italic" officeooo:rsid="000b66d8" officeooo:paragraph-rsid="000b66d8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8f20" officeooo:paragraph-rsid="000c8f20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8f20" officeooo:paragraph-rsid="000eab35"/>
    </style:style>
    <style:style style:name="P15" style:family="paragraph" style:parent-style-name="Standard">
      <style:paragraph-properties fo:text-align="center" style:justify-single-word="false"/>
      <style:text-properties style:text-underline-style="none" officeooo:rsid="000dbf85" officeooo:paragraph-rsid="000dbf85"/>
    </style:style>
    <style:style style:name="P16" style:family="paragraph" style:parent-style-name="Standard">
      <style:text-properties officeooo:paragraph-rsid="000e6d9f"/>
    </style:style>
    <style:style style:name="P17" style:family="paragraph" style:parent-style-name="Standard">
      <style:text-properties fo:font-style="normal" style:text-underline-style="none" officeooo:rsid="000eab35" officeooo:paragraph-rsid="000eab35" style:font-style-asian="normal" style:font-style-complex="normal"/>
    </style:style>
    <style:style style:name="P18" style:family="paragraph" style:parent-style-name="Standard">
      <style:paragraph-properties fo:margin-top="0in" fo:margin-bottom="0in" loext:contextual-spacing="false" fo:line-height="100%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0b66d8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paragraph-rsid="000c8f20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rsid="000b66d8" officeooo:paragraph-rsid="000b66d8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Standard">
      <style:paragraph-properties fo:text-align="center" style:justify-single-word="false" fo:break-before="page"/>
      <style:text-properties style:text-underline-style="none" officeooo:rsid="000dbf85" officeooo:paragraph-rsid="000dbf85"/>
    </style:style>
    <style:style style:name="P24" style:family="paragraph" style:parent-style-name="Standard">
      <style:paragraph-properties fo:text-align="center" style:justify-single-word="false" fo:break-before="page"/>
      <style:text-properties officeooo:rsid="000c8f20" officeooo:paragraph-rsid="000dbf85"/>
    </style:style>
    <style:style style:name="P25" style:family="paragraph" style:parent-style-name="Table_20_Contents">
      <style:text-properties officeooo:rsid="0007a4a7" officeooo:paragraph-rsid="0007a4a7"/>
    </style:style>
    <style:style style:name="P26" style:family="paragraph" style:parent-style-name="Table_20_Contents">
      <style:text-properties officeooo:rsid="0007a4a7" officeooo:paragraph-rsid="000eab35"/>
    </style:style>
    <style:style style:name="P27" style:family="paragraph" style:parent-style-name="Table_20_Contents">
      <style:text-properties fo:font-style="italic" officeooo:rsid="000b66d8" officeooo:paragraph-rsid="000b66d8" style:font-style-asian="italic" style:font-style-complex="italic"/>
    </style:style>
    <style:style style:name="P28" style:family="paragraph" style:parent-style-name="Table_20_Contents">
      <style:text-properties fo:font-style="italic" officeooo:rsid="000b66d8" officeooo:paragraph-rsid="000eab35" style:font-style-asian="italic" style:font-style-complex="italic"/>
    </style:style>
    <style:style style:name="P29" style:family="paragraph" style:parent-style-name="Table_20_Contents">
      <style:text-properties fo:font-style="italic" officeooo:rsid="000c8f20" officeooo:paragraph-rsid="000c8f20" style:font-style-asian="italic" style:font-style-complex="italic"/>
    </style:style>
    <style:style style:name="P30" style:family="paragraph" style:parent-style-name="Table_20_Contents">
      <style:text-properties officeooo:rsid="000c8f20" officeooo:paragraph-rsid="000c8f20"/>
    </style:style>
    <style:style style:name="P31" style:family="paragraph" style:parent-style-name="Table_20_Contents">
      <style:paragraph-properties fo:text-align="end" style:justify-single-word="false"/>
      <style:text-properties officeooo:rsid="000c8f20" officeooo:paragraph-rsid="000c8f20"/>
    </style:style>
    <style:style style:name="P32" style:family="paragraph" style:parent-style-name="Table_20_Contents">
      <style:paragraph-properties fo:text-align="start" style:justify-single-word="false"/>
      <style:text-properties officeooo:rsid="000c8f20" officeooo:paragraph-rsid="000c8f20"/>
    </style:style>
    <style:style style:name="P33" style:family="paragraph" style:parent-style-name="Table_20_Contents">
      <style:text-properties officeooo:paragraph-rsid="000c8f20"/>
    </style:style>
    <style:style style:name="P34" style:family="paragraph" style:parent-style-name="Table_20_Contents">
      <style:text-properties officeooo:rsid="000dbf85" officeooo:paragraph-rsid="000dbf85"/>
    </style:style>
    <style:style style:name="P35" style:family="paragraph" style:parent-style-name="Table_20_Contents">
      <style:text-properties officeooo:rsid="000dbf85" officeooo:paragraph-rsid="000eab35"/>
    </style:style>
    <style:style style:name="P36" style:family="paragraph" style:parent-style-name="Table_20_Contents">
      <style:text-properties officeooo:paragraph-rsid="000eab35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officeooo:rsid="0002bcf4" style:font-size-asian="14pt" style:font-weight-asian="bold" style:font-size-complex="14pt"/>
    </style:style>
    <style:style style:name="T3" style:family="text">
      <style:text-properties officeooo:rsid="0005c4f1"/>
    </style:style>
    <style:style style:name="T4" style:family="text">
      <style:text-properties officeooo:rsid="00060868"/>
    </style:style>
    <style:style style:name="T5" style:family="text">
      <style:text-properties officeooo:rsid="0007a4a7"/>
    </style:style>
    <style:style style:name="T6" style:family="text">
      <style:text-properties officeooo:rsid="0008990a"/>
    </style:style>
    <style:style style:name="T7" style:family="text">
      <style:text-properties officeooo:rsid="000a90f6"/>
    </style:style>
    <style:style style:name="T8" style:family="text">
      <style:text-properties officeooo:rsid="000b66d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b66d8" style:font-style-asian="italic" style:font-style-complex="italic"/>
    </style:style>
    <style:style style:name="T11" style:family="text">
      <style:text-properties fo:font-style="italic" officeooo:rsid="000c8f20" style:font-style-asian="italic" style:font-style-complex="italic"/>
    </style:style>
    <style:style style:name="T12" style:family="text">
      <style:text-properties fo:font-style="italic" officeooo:rsid="000dbf85" style:font-style-asian="italic" style:font-style-complex="italic"/>
    </style:style>
    <style:style style:name="T13" style:family="text">
      <style:text-properties fo:font-style="italic" officeooo:rsid="000eab35" style:font-style-asian="italic" style:font-style-complex="italic"/>
    </style:style>
    <style:style style:name="T14" style:family="text">
      <style:text-properties officeooo:rsid="000c8f20"/>
    </style:style>
    <style:style style:name="T15" style:family="text">
      <style:text-properties officeooo:rsid="000dbf85"/>
    </style:style>
    <style:style style:name="T16" style:family="text">
      <style:text-properties officeooo:rsid="000e6d9f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0eab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Mock Up – Basic Character Generation / </text:span><text:span text:style-name="T2">Review </text:span><text:span text:style-name="T1">for NOW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Create a Character</text:p>
            <text:p text:style-name="P18"/>
            <text:p text:style-name="P18"/>
          </table:table-cell>
          <table:table-cell table:style-name="Table1.A1" office:value-type="string">
            <text:p text:style-name="P18">Character Name: <text:span text:style-name="T14">(mandatory)</text:span></text:p>
            <text:p text:style-name="P20">Password: <text:span text:style-name="T14">(mandatory)</text:span></text:p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8">Additional Important Information</text:p>
            <text:p text:style-name="P18"/>
            <text:p text:style-name="P18"/>
            <text:p text:style-name="P18"/>
            <text:p text:style-name="P18"/>
          </table:table-cell>
          <table:table-cell table:style-name="Table1.B2" office:value-type="string">
            <text:p text:style-name="P18">Best Contact Method – [Type: Phone. Email, Messenger ID, Gamer ID] / (Data)</text:p>
            <text:p text:style-name="P18">Secondary Contact – [Type: <text:s/>Phone. Email, Messenger ID, Gamer ID] / (Data)</text:p>
            <text:p text:style-name="P18">Interests (Tags) <text:s/>-</text:p>
            <text:p text:style-name="P18">Are you interested in Two Factor Authentication? <text:s/>[Yes/No]</text:p>
          </table:table-cell>
        </table:table-row>
        <table:table-row table:style-name="Table1.1">
          <table:table-cell table:style-name="Table1.A3" office:value-type="string">
            <text:p text:style-name="P18">Character Specifics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1.A3" office:value-type="string">
            <text:p text:style-name="P18">Species – [Common Choice List] / (Specific Details)</text:p>
            <text:p text:style-name="P18">Current Home - </text:p>
            <text:p text:style-name="P18">Gender (optional) <text:s/>–</text:p>
            <text:p text:style-name="P18">Height <text:s/>(optional) –</text:p>
            <text:p text:style-name="P18">Weight <text:s/>(optional) -</text:p>
            <text:p text:style-name="P18">Description <text:s/>–</text:p>
            <text:p text:style-name="P19">Picture <text:s/>(optional)</text:p>
            <text:p text:style-name="P18"/>
          </table:table-cell>
        </table:table-row>
        <table:table-row table:style-name="Table1.1">
          <table:table-cell table:style-name="Table1.A4" office:value-type="string">
            <text:p text:style-name="P18">Shelter Specifics</text:p>
            <text:p text:style-name="P18"/>
            <text:p text:style-name="P18"/>
          </table:table-cell>
          <table:table-cell table:style-name="Table1.B4" office:value-type="string">
            <text:p text:style-name="P18">Shelter/Home Location <text:span text:style-name="T8">(</text:span><text:span text:style-name="T10">floating or part of … subdivision or complex)</text:span></text:p>
            <text:p text:style-name="P18">Shelter/Home Description</text:p>
            <text:p text:style-name="P18">Shelter/Home Visitor Locks <text:span text:style-name="T8">(optional)</text:span></text:p>
            <text:p text:style-name="P18"/>
          </table:table-cell>
        </table:table-row>
        <table:table-row table:style-name="Table1.1">
          <table:table-cell table:style-name="Table1.A5" office:value-type="string">
            <text:p text:style-name="P18">Character Variations Morphs</text:p>
            <text:p text:style-name="P18"/>
            <text:p text:style-name="P18"/>
          </table:table-cell>
          <table:table-cell table:style-name="Table1.A5" office:value-type="string">
            <text:p text:style-name="P18">Morph Name -</text:p>
            <text:p text:style-name="P18">Gender (optional) <text:s/>–</text:p>
            <text:p text:style-name="P18">Height <text:s/>(optional) –</text:p>
            <text:p text:style-name="P18">Weight <text:s/>(optional) -</text:p>
            <text:p text:style-name="P18">Description <text:s/>–</text:p>
            <text:p text:style-name="P21">Tags (Optional)</text:p>
            <text:p text:style-name="P18">Picture <text:s/>(optional)</text:p>
            <text:p text:style-name="P18"/>
          </table:table-cell>
        </table:table-row>
        <table:table-row table:style-name="Table1.1">
          <table:table-cell table:style-name="Table1.A6" office:value-type="string">
            <text:p text:style-name="P18">Talents, Abilities, Skills, Knowledges etc.</text:p>
            <text:p text:style-name="P18"/>
            <text:p text:style-name="P18"/>
            <text:p text:style-name="P18"/>
          </table:table-cell>
          <table:table-cell table:style-name="Table1.B6" office:value-type="string">
            <text:p text:style-name="P18">Sheet Name – </text:p>
            <text:p text:style-name="P18">System –</text:p>
            <text:p text:style-name="P18"><text:span text:style-name="T5">&lt;</text:span>Data is Read Only<text:span text:style-name="T5">&gt;</text:span></text:p>
          </table:table-cell>
        </table:table-row>
      </table:table>
      <text:p text:style-name="P16"><text:span text:style-name="T14">The following represents a simplified version of the web based screen for NOW.</text:span></text:p>
      <text:p text:style-name="P16"><text:span text:style-name="T14">The first two are part of more mandatory information (and character generation). <text:s/>The second two allow one to change the character's tangibles after the account has <text:s/>been created (or when the account is logged on to from the web interface). <text:s/>The final grouping allows the player to review (and potentially edit) other tertiary traits of the character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Best Contact Method Types</text:p>
          </table:table-cell>
          <table:table-cell table:style-name="Table2.B1" office:value-type="string">
            <text:p text:style-name="P7">Common Species List</text:p>
          </table:table-cell>
        </table:table-row>
        <table:table-row>
          <table:table-cell table:style-name="Table2.A2" office:value-type="string">
            <text:p text:style-name="P1">Email</text:p>
          </table:table-cell>
          <table:table-cell table:style-name="Table2.B7" office:value-type="string">
            <text:p text:style-name="P3">Bat</text:p>
          </table:table-cell>
        </table:table-row>
        <table:table-row>
          <table:table-cell table:style-name="Table2.A2" office:value-type="string">
            <text:p text:style-name="P1">GamerId</text:p>
          </table:table-cell>
          <table:table-cell table:style-name="Table2.B7" office:value-type="string">
            <text:p text:style-name="P3">Bird</text:p>
          </table:table-cell>
        </table:table-row>
        <table:table-row>
          <table:table-cell table:style-name="Table2.A2" office:value-type="string">
            <text:p text:style-name="P1">Mobile Phone</text:p>
          </table:table-cell>
          <table:table-cell table:style-name="Table2.B7" office:value-type="string">
            <text:p text:style-name="P3">Canine</text:p>
          </table:table-cell>
        </table:table-row>
        <table:table-row>
          <table:table-cell table:style-name="Table2.A2" office:value-type="string">
            <text:p text:style-name="P1">Google Voice</text:p>
          </table:table-cell>
          <table:table-cell table:style-name="Table2.B7" office:value-type="string">
            <text:p text:style-name="P8">Cat (Domestic)</text:p>
          </table:table-cell>
        </table:table-row>
        <table:table-row>
          <table:table-cell table:style-name="Table2.A2" office:value-type="string">
            <text:p text:style-name="P1">Instant Messenger</text:p>
          </table:table-cell>
          <table:table-cell table:style-name="Table2.B7" office:value-type="string">
            <text:p text:style-name="P8">Dog (Domestic)</text:p>
          </table:table-cell>
        </table:table-row>
        <table:table-row>
          <table:table-cell table:style-name="Table2.A7" office:value-type="string">
            <text:p text:style-name="P4">Dragon</text:p>
          </table:table-cell>
          <table:table-cell table:style-name="Table2.B7" office:value-type="string">
            <text:p text:style-name="P4"><text:span text:style-name="T5">Equine</text:span></text:p>
          </table:table-cell>
        </table:table-row>
        <table:table-row>
          <table:table-cell table:style-name="Table2.A11" office:value-type="string">
            <text:p text:style-name="P5">Feline</text:p>
          </table:table-cell>
          <table:table-cell table:style-name="Table2.B11" office:value-type="string">
            <text:p text:style-name="P5">Fox</text:p>
          </table:table-cell>
        </table:table-row>
        <table:table-row>
          <table:table-cell table:style-name="Table2.A11" office:value-type="string">
            <text:p text:style-name="P8">Kangaroo</text:p>
          </table:table-cell>
          <table:table-cell table:style-name="Table2.B11" office:value-type="string">
            <text:p text:style-name="P3">Kitsune</text:p>
          </table:table-cell>
        </table:table-row>
        <table:table-row>
          <table:table-cell table:style-name="Table2.A11" office:value-type="string">
            <text:p text:style-name="P8">Otter</text:p>
          </table:table-cell>
          <table:table-cell table:style-name="Table2.B11" office:value-type="string">
            <text:p text:style-name="P3">Rabbit</text:p>
          </table:table-cell>
        </table:table-row>
        <table:table-row>
          <table:table-cell table:style-name="Table2.A11" office:value-type="string">
            <text:p text:style-name="P8"><text:span text:style-name="T4">Raccoon</text:span></text:p>
          </table:table-cell>
          <table:table-cell table:style-name="Table2.B11" office:value-type="string">
            <text:p text:style-name="P8">Rodent</text:p>
          </table:table-cell>
        </table:table-row>
        <table:table-row>
          <table:table-cell table:style-name="Table2.A12" office:value-type="string">
            <text:p text:style-name="P9">Other [Fill-In]</text:p>
          </table:table-cell>
          <table:table-cell table:style-name="Table2.B12" office:value-type="string">
            <text:p text:style-name="P3">Human</text:p>
          </table:table-cell>
        </table:table-row>
      </table:table>
      <text:p text:style-name="P1">Interest TAGS </text:p>
      <text:p text:style-name="P2">All-you-can-<text:span text:style-name="T3">e</text:span>at <text:span text:style-name="T3">Buffet, Africa, Asia, Australia, Antartica, </text:span>Beer &amp; Pretzels, <text:span text:style-name="T3">Aliens, </text:span>Board Games, Books, <text:span text:style-name="T3">Carnivore, Cooperation, Cooking, Cyberpunk, D &amp; D, D</text:span>etective, <text:span text:style-name="T3">Dinosaurs, Dystopia, Europe, </text:span>Fantasy, Fiction, First-Person Shooters, <text:span text:style-name="T7">Gardening, </text:span>GURPS, Hamburger<text:span text:style-name="T3">s, Home Improvement, </text:span>Horror, I<text:span text:style-name="T3">c</text:span>e Cream, Meat and Potatoes, <text:span text:style-name="T3">Miniatures, </text:span>Movies. Non-Fiction, <text:span text:style-name="T6">North America, Old-West, Omnivore. <text:s/></text:span>Pathfinder, <text:span text:style-name="T5">Pizza, Programming, Pulp, </text:span>Role-Playing, <text:span text:style-name="T6">Paranormal, </text:span>Salad Bar<text:span text:style-name="T3">s</text:span>, Science Fiction, <text:span text:style-name="T6">Space, Secret Identity, </text:span>Self-Improvement, <text:span text:style-name="T7">Shadowrun, </text:span>Slice-of-Life, Social<text:span text:style-name="T3">s</text:span>, <text:span text:style-name="T6">South America, Sports, Steampunk, <text:s/></text:span>Strategy, Superheroes, Tacos, Tactics, <text:span text:style-name="T3">Team, Utopia, Vegetarian, Victorian, </text:span>Video Games, Videos, <text:span text:style-name="T3">Web Design, </text:span>WOD, <text:span text:style-name="T3">Zoology </text:span></text:p>
      <text:p text:style-name="P12">How Interest Tags should work drag, drop, and order the above tags in the field.</text:p>
      <text:p text:style-name="P11"/>
      <text:p text:style-name="P24"><text:span text:style-name="T17">Mock-Up Character Specifics Screen</text:span></text:p>
      <text:p text:style-name="P15">Additional Important Information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4">Contact Method</text:p>
          </table:table-cell>
          <table:table-cell table:style-name="Table5.A1" office:value-type="string">
            <text:p text:style-name="P34">Type</text:p>
          </table:table-cell>
          <table:table-cell table:style-name="Table5.C1" office:value-type="string">
            <text:p text:style-name="P34">Details</text:p>
          </table:table-cell>
        </table:table-row>
        <table:table-row>
          <table:table-cell table:style-name="Table5.A2" office:value-type="string">
            <text:p text:style-name="P35">Primary [x] <text:span text:style-name="T13">The x indicates if it has been confirmed</text:span>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5">Secondary [x] <text:span text:style-name="T18">The x </text:span><text:span text:style-name="T13">indicates if it has been confirmed</text:span>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4">Your Tags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34">[x] Check here if interested in second factor authentication</text:p>
          </table:table-cell>
        </table:table-row>
        <table:table-row>
          <table:table-cell table:style-name="Table5.A2" office:value-type="string">
            <text:p text:style-name="P34">Available Tags</text:p>
          </table:table-cell>
          <table:table-cell table:style-name="Table5.C2" table:number-columns-spanned="2" office:value-type="string">
            <text:p text:style-name="Table_20_Contents"/>
          </table:table-cell>
          <table:covered-table-cell/>
        </table:table-row>
      </table:table>
      <text:p text:style-name="P17">Tags should be allowed to maneuvered in the Your Tags field. Information when viewed in other interfaces they will always be alphabetized.</text:p>
      <text:p text:style-name="P23"/>
      <text:p text:style-name="P13">Mock-Up Character Specifics Screen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/>
            <text:p text:style-name="P30">Character:</text:p>
            <text:p text:style-name="P30">&lt;Character Name&gt;</text:p>
          </table:table-cell>
          <table:table-cell table:style-name="Table3.B1" office:value-type="string">
            <text:p text:style-name="Table_20_Contents"/>
            <text:p text:style-name="P33"><text:span text:style-name="T14">200 x 200 (</text:span><text:span text:style-name="T11">maybe 400</text:span><text:span text:style-name="T12">x400)</text:span><text:span text:style-name="T14"> Picture</text:span></text:p>
            <text:p text:style-name="P29">Drag and Drop <text:span text:style-name="T15">or upload</text:span></text:p>
            <text:p text:style-name="Table_20_Contents"/>
          </table:table-cell>
        </table:table-row>
        <table:table-row>
          <table:table-cell table:style-name="Table3.A2" office:value-type="string">
            <text:p text:style-name="P31">&lt;Species Info&gt; </text:p>
          </table:table-cell>
          <table:table-cell table:style-name="Table3.B2" office:value-type="string">
            <text:p text:style-name="P32">Species</text:p>
          </table:table-cell>
        </table:table-row>
        <table:table-row>
          <table:table-cell table:style-name="Table3.B2" table:number-columns-spanned="2" office:value-type="string">
            <text:p text:style-name="P30">Gender: <text:span text:style-name="T15">&lt;Gender Info&gt;</text:span></text:p>
            <text:p text:style-name="P30">Pronouns Used:</text:p>
            <text:p text:style-name="P30"/>
          </table:table-cell>
          <table:covered-table-cell/>
        </table:table-row>
        <table:table-row>
          <table:table-cell table:style-name="Table3.A2" office:value-type="string">
            <text:p text:style-name="P30">Height: &lt;Height&gt;</text:p>
          </table:table-cell>
          <table:table-cell table:style-name="Table3.B2" office:value-type="string">
            <text:p text:style-name="P30">Weight: &lt;Weight&gt;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Description:</text:p>
          </table:table-cell>
        </table:table-row>
        <table:table-row>
          <table:table-cell table:style-name="Table4.A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</table:table-row>
      </table:table>
      <text:p text:style-name="P10"><text:span text:style-name="T9">How Species Selection Box would appear</text:span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6">Base Species</text:p>
          </table:table-cell>
          <table:table-cell table:style-name="Table6.B1" office:value-type="string">
            <text:p text:style-name="P26">Actual Species (Adjective/Noun) <text:span text:style-name="T15">aka Species Info</text:span></text:p>
          </table:table-cell>
        </table:table-row>
        <table:table-row>
          <table:table-cell table:style-name="Table6.A2" office:value-type="string">
            <text:p text:style-name="P36"/>
          </table:table-cell>
          <table:table-cell table:style-name="Table6.B2" office:value-type="string">
            <text:p text:style-name="P28">[Auto-fills] if any but Other is chosen but is editable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yne Myers</meta:initial-creator>
    <dc:creator>W Myers</dc:creator>
    <meta:editing-cycles>4</meta:editing-cycles>
    <meta:creation-date>2017-10-20T16:53:00</meta:creation-date>
    <dc:date>2017-10-21T00:08:19.454703209</dc:date>
    <meta:editing-duration>PT30M9S</meta:editing-duration>
    <meta:generator>LibreOffice/4.3.3.2$Linux_X86_64 LibreOffice_project/430m0$Build-2</meta:generator>
    <meta:document-statistic meta:table-count="6" meta:image-count="0" meta:object-count="0" meta:page-count="4" meta:paragraph-count="89" meta:word-count="449" meta:character-count="3179" meta:non-whitespace-character-count="2784"/>
    <meta:user-defined meta:name="AppVersion">14.0000</meta:user-defined>
    <meta:user-defined meta:name="Company">Arizona Department of Transport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